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E00000268F867C9D5166E149B.png" manifest:media-type="image/png"/>
  <manifest:file-entry manifest:full-path="Pictures/TablePreview1.svm" manifest:media-type=""/>
  <manifest:file-entry manifest:full-path="Pictures/10000201000004F80000037BF43C1C3C7BA194F3.png" manifest:media-type="image/png"/>
  <manifest:file-entry manifest:full-path="Pictures/100002010000078000000416E048BA08AF0A50A4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JP Regular" svg:font-family="'Noto Sans JP Regular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641cm, 9.083cm, 8.586cm, 8.695cm)" draw:image-opacity="100%" style:mirror="none"/>
    </style:style>
    <style:style style:name="gr3" style:family="graphic" style:parent-style-name="standard">
      <style:graphic-properties svg:stroke-color="#e74c3c" draw:fill="none" draw:textarea-horizontal-align="justify" draw:textarea-vertical-align="middle" draw:auto-grow-height="false" fo:min-height="0.65cm" fo:min-width="6.9cm"/>
    </style:style>
    <style:style style:name="gr4" style:family="graphic" style:parent-style-name="standard">
      <style:graphic-properties draw:stroke="none" svg:stroke-color="#000000" draw:fill="solid" draw:fill-color="#ffffff" draw:opacity="80%" draw:opacity-name="" draw:textarea-horizontal-align="left" draw:auto-grow-height="true" draw:auto-grow-width="true" fo:min-height="0cm" fo:min-width="0cm"/>
    </style:style>
    <style:style style:name="gr5" style:family="graphic" style:parent-style-name="塗りつぶしなし線なしオブジェクト">
      <style:graphic-properties draw:stroke="none" draw:fill="none" draw:textarea-vertical-align="middle" draw:shadow="hidden" draw:shadow-color="#95a5a6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Color1">
      <style:graphic-properties draw:textarea-vertical-align="middle" draw:auto-grow-height="false" fo:min-height="5.944cm" fo:min-width="9.212cm"/>
    </style:style>
    <style:style style:name="gr7" style:family="graphic" style:parent-style-name="title">
      <style:graphic-properties draw:auto-grow-height="true" draw:auto-grow-width="true" fo:min-height="2.173cm" fo:min-width="7.77cm"/>
    </style:style>
    <style:style style:name="gr8" style:family="graphic" style:parent-style-name="Color5">
      <style:graphic-properties draw:stroke="none" svg:stroke-width="0.2cm" svg:stroke-color="#dff2d8" draw:marker-start-width="0.65cm" draw:marker-end-width="0.65cm" draw:fill="solid" draw:fill-color="#ced097" draw:textarea-vertical-align="middle" draw:auto-grow-height="false" fo:min-height="3.574cm" fo:min-width="21.424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2cm" svg:stroke-color="#ffffff" draw:marker-start-width="0.65cm" draw:marker-end="Arrow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本文Color1">
      <style:graphic-properties fo:min-height="1.085cm"/>
    </style:style>
    <style:style style:name="gr11" style:family="graphic" style:parent-style-name="Color1">
      <style:graphic-properties draw:fill-color="#ffffff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.101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5cm" fo:min-width="0.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title">
      <style:graphic-properties draw:auto-grow-height="true" draw:auto-grow-width="true" fo:min-height="2.173cm" fo:min-width="3.6cm"/>
    </style:style>
    <style:style style:name="gr16" style:family="graphic" style:parent-style-name="title">
      <style:graphic-properties draw:auto-grow-height="true" draw:auto-grow-width="true" fo:min-height="2.173cm" fo:min-width="5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8.524cm"/>
    </style:style>
    <style:style style:name="gr18" style:family="graphic" style:parent-style-name="standard">
      <style:graphic-properties draw:stroke="none" draw:fill-color="#f1c40f" draw:textarea-horizontal-align="justify" draw:textarea-vertical-align="middle" draw:auto-grow-height="false" fo:min-height="2.81cm" fo:min-width="1.934cm"/>
    </style:style>
    <style:style style:name="gr19" style:family="graphic" style:parent-style-name="standard">
      <style:graphic-properties draw:stroke="none" draw:fill-color="#e67e22" draw:textarea-horizontal-align="justify" draw:textarea-vertical-align="middle" draw:auto-grow-height="false" fo:min-height="2.81cm" fo:min-width="1.934cm"/>
    </style:style>
    <style:style style:name="gr20" style:family="graphic" style:parent-style-name="standard">
      <style:graphic-properties draw:textarea-horizontal-align="justify" draw:textarea-vertical-align="middle" draw:auto-grow-height="false" fo:min-height="4.75cm" fo:min-width="4.5cm"/>
    </style:style>
    <style:style style:name="gr21" style:family="graphic" style:parent-style-name="standard">
      <style:graphic-properties draw:stroke="none" draw:fill-color="#1abdc3" draw:textarea-horizontal-align="justify" draw:textarea-vertical-align="middle" draw:auto-grow-height="false" fo:min-height="2.81cm" fo:min-width="1.934cm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1.425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fill-color="#7a6263" draw:textarea-horizontal-align="justify" draw:textarea-vertical-align="middle" draw:auto-grow-height="false" fo:min-height="1.872cm" fo:min-width="1.82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9.2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1.623cm"/>
    </style:style>
    <style:style style:name="gr27" style:family="graphic" style:parent-style-name="standard">
      <style:graphic-properties draw:stroke="solid" svg:stroke-color="#ced097" draw:fill-color="#ced097" draw:textarea-horizontal-align="justify" draw:textarea-vertical-align="middle" draw:auto-grow-height="false" fo:min-height="2.81cm" fo:min-width="1.934cm"/>
    </style:style>
    <style:style style:name="gr28" style:family="graphic" style:parent-style-name="standard">
      <style:graphic-properties draw:stroke="none" draw:fill-color="#1abdc3" draw:textarea-horizontal-align="justify" draw:textarea-vertical-align="middle" draw:auto-grow-height="false" fo:min-height="1.872cm" fo:min-width="1.822cm"/>
    </style:style>
    <style:style style:name="gr29" style:family="graphic" style:parent-style-name="standard">
      <style:graphic-properties draw:textarea-horizontal-align="justify" draw:textarea-vertical-align="middle" draw:auto-grow-height="false" fo:min-height="0.452cm" fo:min-width="1.33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0.073cm"/>
    </style:style>
    <style:style style:name="gr31" style:family="graphic" style:parent-style-name="text">
      <style:graphic-properties fo:min-height="2.959cm"/>
    </style:style>
    <style:style style:name="gr3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2.585cm, 2.554cm, 3.482cm, 2.754cm)" draw:image-opacity="100%" style:mirror="none"/>
    </style:style>
    <style:style style:name="gr33" style:family="graphic" style:parent-style-name="standard">
      <style:graphic-properties draw:stroke="none" svg:stroke-color="#000000" draw:fill="solid" draw:fill-color="#ffffff" draw:opacity="90%" draw:textarea-horizontal-align="left" draw:auto-grow-height="true" draw:auto-grow-width="true" fo:min-height="1.085cm" fo:min-width="1.5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2.32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.551cm"/>
    </style:style>
    <style:style style:name="gr36" style:family="graphic" style:parent-style-name="headline">
      <style:graphic-properties draw:auto-grow-height="true" draw:auto-grow-width="true" fo:min-height="1.182cm" fo:min-width="5.082cm"/>
    </style:style>
    <style:style style:name="gr37" style:family="graphic" style:parent-style-name="見出し枠">
      <style:graphic-properties fo:min-height="1.182cm"/>
    </style:style>
    <style:style style:name="gr38" style:family="graphic" style:parent-style-name="見出し枠">
      <style:graphic-properties draw:auto-grow-height="true" draw:auto-grow-width="true" fo:min-height="1.182cm" fo:min-width="3.389cm"/>
    </style:style>
    <style:style style:name="gr39" style:family="graphic" style:parent-style-name="headline">
      <style:graphic-properties draw:auto-grow-height="true" draw:auto-grow-width="true" fo:min-height="1.182cm" fo:min-width="1.695cm"/>
    </style:style>
    <style:style style:name="gr40" style:family="graphic" style:parent-style-name="standard">
      <style:graphic-properties svg:stroke-width="0.1cm" svg:stroke-color="#ffffff" draw:marker-start-width="0.35cm" draw:marker-end-width="0.35cm" draw:textarea-vertical-align="middle" fo:padding-top="0.125cm" fo:padding-bottom="0.125cm" fo:padding-left="0.25cm" fo:padding-right="0.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12.397cm"/>
    </style:style>
    <style:style style:name="pr1" style:family="presentation" style:parent-style-name="Title-title">
      <style:graphic-properties draw:auto-grow-height="true" fo:min-height="4.345cm"/>
    </style:style>
    <style:style style:name="pr2" style:family="presentation" style:parent-style-name="Title-subtitle">
      <style:graphic-properties draw:fill-color="#ffffff" draw:auto-grow-height="true" fo:min-height="5.5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12.7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Title-title">
      <style:graphic-properties draw:auto-grow-height="true" fo:min-height="3.505cm"/>
    </style:style>
    <style:style style:name="pr9" style:family="presentation" style:parent-style-name="Title-notes">
      <style:graphic-properties draw:fill-color="#ffffff" fo:min-height="13.364cm"/>
    </style:style>
    <style:style style:name="pr10" style:family="presentation" style:parent-style-name="Default-title">
      <style:graphic-properties fo:min-height="3.505cm"/>
    </style:style>
    <style:style style:name="pr11" style:family="presentation" style:parent-style-name="Title-title">
      <style:graphic-properties fo:min-height="3.505cm"/>
    </style:style>
    <style:style style:name="co1" style:family="table-column">
      <style:table-column-properties style:column-width="6.996cm" style:use-optimal-column-width="false"/>
    </style:style>
    <style:style style:name="co2" style:family="table-column">
      <style:table-column-properties style:column-width="4.551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1.345cm"/>
    </style:style>
    <style:style style:name="ce1" style:family="table-cell">
      <loext:graphic-properties draw:fill-color="#1abdc3"/>
      <style:paragraph-properties fo:border="none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ce2" style:family="table-cell">
      <loext:graphic-properties draw:fill-color="#1abdc3"/>
      <style:paragraph-properties fo:text-align="center" fo:border="none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ce3" style:family="table-cell">
      <loext:graphic-properties draw:fill-color="#1abdc3"/>
      <style:paragraph-properties fo:border-left="none" fo:border-right="none" fo:border-top="1.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4" style:family="table-cell">
      <loext:graphic-properties draw:fill-color="#1abdc3"/>
      <style:paragraph-properties fo:text-align="center" fo:border-left="none" fo:border-right="none" fo:border-top="1.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5" style:family="table-cell">
      <loext:graphic-properties draw:fill-color="#1abdc3"/>
      <style:paragraph-properties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6" style:family="table-cell">
      <loext:graphic-properties draw:fill-color="#1abdc3"/>
      <style:paragraph-properties fo:text-align="center"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7" style:family="table-cell">
      <loext:graphic-properties draw:fill-color="#1abdc3"/>
      <style:paragraph-properties fo:text-align="center"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ce8" style:family="table-cell">
      <loext:graphic-properties draw:fill-color="#1abdc3"/>
      <style:paragraph-properties fo:border-left="none" fo:border-right="none" fo:border-top="0.57pt solid #ffffff" fo:border-bottom="1.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9" style:family="table-cell">
      <loext:graphic-properties draw:fill-color="#1abdc3"/>
      <style:paragraph-properties fo:text-align="center" fo:border-left="none" fo:border-right="none" fo:border-top="0.57pt solid #ffffff" fo:border-bottom="1.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10" style:family="table-cell">
      <loext:graphic-properties draw:fill-color="#1abdc3"/>
      <style:paragraph-properties fo:border="none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11" style:family="table-cell">
      <loext:graphic-properties draw:fill-color="#1abdc3"/>
      <style:paragraph-properties fo:text-align="center" fo:border="none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80%"/>
      <style:text-properties fo:color="#e74c3c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size-asian="22pt"/>
    </style:style>
    <style:style style:name="P7" style:family="paragraph">
      <style:text-properties fo:color="#ffffff" fo:font-weight="normal"/>
    </style:style>
    <style:style style:name="P8" style:family="paragraph">
      <loext:graphic-properties draw:fill="solid" draw:fill-color="#ced097"/>
      <style:paragraph-properties fo:text-align="center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style:font-size-asian="44pt"/>
    </style:style>
    <style:style style:name="P13" style:family="paragraph">
      <loext:graphic-properties draw:fill="none" draw:fill-color="#ffffff"/>
      <style:text-properties style:font-size-asian="22pt"/>
    </style:style>
    <style:style style:name="P14" style:family="paragraph">
      <loext:graphic-properties draw:fill-color="#f1c40f"/>
      <style:paragraph-properties fo:text-align="center"/>
    </style:style>
    <style:style style:name="P15" style:family="paragraph">
      <loext:graphic-properties draw:fill-color="#e67e22"/>
      <style:paragraph-properties fo:text-align="center"/>
    </style:style>
    <style:style style:name="P16" style:family="paragraph">
      <loext:graphic-properties draw:fill-color="#1abdc3"/>
      <style:paragraph-properties fo:text-align="center"/>
    </style:style>
    <style:style style:name="P17" style:family="paragraph">
      <loext:graphic-properties draw:fill-color="#7a6263"/>
      <style:paragraph-properties fo:text-align="center"/>
    </style:style>
    <style:style style:name="P18" style:family="paragraph">
      <loext:graphic-properties draw:fill-color="#ced097"/>
      <style:paragraph-properties fo:text-align="center"/>
    </style:style>
    <style:style style:name="P19" style:family="paragraph">
      <loext:graphic-properties draw:fill="none" draw:fill-color="#ffffff"/>
      <style:text-properties fo:font-size="22pt"/>
    </style:style>
    <style:style style:name="P20" style:family="paragraph">
      <style:text-properties fo:font-size="22pt"/>
    </style:style>
    <style:style style:name="P21" style:family="paragraph">
      <loext:graphic-properties draw:fill="solid" draw:fill-color="#ffffff" draw:opacity="90%"/>
      <style:text-properties fo:color="#e74c3c"/>
    </style:style>
    <style:style style:name="P22" style:family="paragraph">
      <loext:graphic-properties draw:fill="none" draw:fill-color="#ffffff"/>
      <style:text-properties fo:color="#e74c3c"/>
    </style:style>
    <style:style style:name="P23" style:family="paragraph">
      <style:paragraph-properties fo:margin-top="0.2cm" fo:margin-bottom="0cm"/>
    </style:style>
    <style:style style:name="P24" style:family="paragraph">
      <style:paragraph-properties fo:margin-top="0.3cm" fo:margin-bottom="0cm"/>
    </style:style>
    <style:style style:name="P25" style:family="paragraph">
      <style:paragraph-properties fo:margin-top="0.1cm" fo:margin-bottom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e74c3c"/>
    </style:style>
    <style:style style:name="T3" style:family="text">
      <style:text-properties fo:font-size="32pt" style:font-size-asian="32pt" style:font-size-complex="26pt"/>
    </style:style>
    <style:style style:name="T4" style:family="text">
      <style:text-properties fo:color="#ffffff" fo:font-weight="normal"/>
    </style:style>
    <style:style style:name="T5" style:family="text">
      <style:text-properties fo:color="#ffffff"/>
    </style:style>
    <style:style style:name="T6" style:family="text">
      <style:text-properties style:font-size-asian="44pt"/>
    </style:style>
    <style:style style:name="T7" style:family="text">
      <style:text-properties style:font-size-asian="2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22pt"/>
    </style:style>
    <style:style style:name="T10" style:family="text">
      <style:text-properties fo:color="#ffffff" style:font-name="源柔ゴシック Bold" fo:font-size="26pt" fo:font-style="normal" fo:font-weight="bold" style:font-name-asian="源柔ゴシック Bold" style:font-size-asian="22pt" style:font-weight-asian="bold" style:font-size-complex="22pt"/>
    </style:style>
    <style:style style:name="T11" style:family="text"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T12" style:family="text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T13" style:family="text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T14" style:family="text">
      <style:text-properties fo:color="#ffffff" style:font-name="源柔ゴシック Bold" fo:font-size="20pt" fo:font-style="normal" fo:font-weight="bold" style:font-name-asian="源柔ゴシック Bold" style:font-size-asian="20pt" style:font-weight-asian="bold" style:font-size-complex="16pt"/>
    </style:style>
    <style:style style:name="T15" style:family="text">
      <style:text-properties fo:font-size="16pt" style:font-size-asian="16pt" style:font-size-complex="14pt"/>
    </style:style>
    <style:style style:name="T16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4.345cm" svg:x="1.401cm" svg:y="8.475cm" presentation:class="title" presentation:user-transformed="true">
          <draw:text-box>
            <text:p>きちんと作るLibreOffice Writer<text:line-break/>文書作成ハンズオン</text:p>
          </draw:text-box>
        </draw:frame>
        <draw:frame presentation:style-name="pr2" draw:text-style-name="P1" draw:layer="layout" svg:width="25.2cm" svg:height="5.5cm" svg:x="1.4cm" svg:y="13.1cm" presentation:class="subtitle">
          <draw:text-box>
            <text:p>LibreOffice Kaigi 2018</text:p>
            <text:p><text:span text:style-name="T1">講師：のがた</text:span><text:span text:style-name="T1">じゅ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ハンズオンで学ぶこと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2">
              <text:list-item>
                <text:p>スタイルを利用するための基礎知識</text:p>
              </text:list-item>
              <text:list-item>
                <text:p>実際にスタイルを使った文書を作成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今日使うファイルはこちらから</text:p>
          </draw:text-box>
        </draw:frame>
        <draw:frame presentation:style-name="pr5" draw:layer="layout" svg:width="25.2cm" svg:height="5cm" svg:x="1.4cm" svg:y="5cm" presentation:class="outline" presentation:user-transformed="true">
          <draw:text-box>
            <text:list text:style-name="L2">
              <text:list-item>
                <text:p>https://github.com/nogajun/libreofficekaigi2018-handson</text:p>
              </text:list-item>
            </text:list>
          </draw:text-box>
        </draw:frame>
        <draw:frame draw:style-name="gr2" draw:text-style-name="P3" draw:layer="layout" svg:width="21.606cm" svg:height="11.414cm" svg:x="3.197cm" svg:y="8.4cm">
          <draw:image xlink:href="Pictures/100002010000078000000416E048BA08AF0A50A4.png" xlink:type="simple" xlink:show="embed" xlink:actuate="onLoad">
            <text:p/>
          </draw:image>
        </draw:frame>
        <draw:custom-shape draw:style-name="gr3" draw:text-style-name="P3" draw:layer="layout" svg:width="7.4cm" svg:height="0.9cm" svg:x="16.8cm" svg:y="17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249cm" svg:height="1.335cm" svg:x="16.4cm" svg:y="18.9cm">
          <draw:text-box>
            <text:p><text:span text:style-name="T2">ダウンロード</text:span><text:span text:style-name="T2">はこちら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ハンズオンで作るもの</text:p>
          </draw:text-box>
        </draw:frame>
        <draw:frame draw:style-name="gr5" draw:text-style-name="P3" draw:layer="layout" svg:width="22.83cm" svg:height="16cm" svg:x="2.585cm" svg:y="4.442cm">
          <draw:image xlink:href="Pictures/10000201000004F80000037BF43C1C3C7BA194F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" presentation:presentation-page-layout-name="AL3T19">
        <office:forms form:automatic-focus="false" form:apply-design-mode="false"/>
        <draw:frame presentation:style-name="pr8" draw:layer="layout" svg:width="25.199cm" svg:height="3.505cm" svg:x="1.401cm" svg:y="8.895cm" presentation:class="title">
          <draw:text-box>
            <text:p>スタイルを使った文書を作ろう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5cm" svg:x="1.4cm" svg:y="0.837cm" presentation:class="title" presentation:user-transformed="true">
          <draw:text-box>
            <text:p>スタイルを使う理由</text:p>
          </draw:text-box>
        </draw:frame>
        <draw:frame presentation:style-name="pr5" draw:layer="layout" svg:width="25.2cm" svg:height="13cm" svg:x="1.4cm" svg:y="5cm" presentation:class="outline">
          <draw:text-box>
            <text:list text:style-name="L2">
              <text:list-item>
                <text:p>書式を一括して細かくコントロールできる</text:p>
              </text:list-item>
              <text:list-item>
                <text:p>文書の意味付けによる構造化と相互運用性向上</text:p>
              </text:list-item>
            </text:list>
          </draw:text-box>
        </draw:frame>
        <draw:custom-shape draw:style-name="gr6" draw:text-style-name="P6" xml:id="id8" draw:id="id8" draw:layer="layout" svg:width="13.8cm" svg:height="8.8cm" svg:x="13.2cm" svg:y="10.8cm">
          <text:p text:style-name="P5"><text:span text:style-name="T3">きれいに作れて</text:span><text:span text:style-name="T3"><text:line-break/></text:span><text:span text:style-name="T3">レイアウトが</text:span><text:span text:style-name="T3"><text:line-break/></text:span><text:span text:style-name="T3">崩れにくい文書が</text:span><text:span text:style-name="T3"><text:line-break/></text:span><text:span text:style-name="T3">できるってこと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709.4558365336 23533.9620497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が管理していること</text:p>
          </draw:text-box>
        </draw:frame>
        <draw:frame presentation:style-name="Default-outline1" draw:layer="layout" svg:width="25.2cm" svg:height="6.8cm" svg:x="1.4cm" svg:y="5cm" presentation:class="outline" presentation:user-transformed="true">
          <draw:text-box>
            <text:list text:style-name="L2">
              <text:list-item>
                <text:p>色や大きさといった「書式」</text:p>
              </text:list-item>
              <text:list-item>
                <text:p>文章の見出しや段落といった各部分の「意味」</text:p>
              </text:list-item>
            </text:list>
          </draw:text-box>
        </draw:frame>
        <draw:frame draw:style-name="gr7" draw:text-style-name="P7" draw:layer="layout" svg:width="8.27cm" svg:height="2.423cm" svg:x="9.865cm" svg:y="17.577cm">
          <draw:text-box>
            <text:p><text:span text:style-name="T4">焼肉放</text:span><text:span text:style-name="T4">浪記</text:span></text:p>
          </draw:text-box>
        </draw:frame>
        <draw:g>
          <draw:custom-shape draw:style-name="gr8" draw:text-style-name="P8" draw:layer="layout" svg:width="22.2cm" svg:height="4.1cm" svg:x="2.9cm" svg:y="11.6cm">
            <text:p/>
            <draw:enhanced-geometry svg:viewBox="0 0 21600 21600" draw:path-stretchpoint-x="10800" draw:path-stretchpoint-y="10800" draw:text-areas="?f3 ?f4 ?f5 ?f6" draw:type="round-rectangle" draw:modifiers="1591.87227866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3" draw:layer="layout" svg:x1="12.55cm" svg:y1="13.074cm" svg:x2="18.194cm" svg:y2="13.074cm" draw:start-shape="id1" draw:end-shape="id2" draw:end-glue-point="3" svg:d="M12550 13074h5644" svg:viewBox="0 0 5645 1">
            <text:p/>
          </draw:connector>
          <draw:frame draw:style-name="gr10" draw:layer="layout" svg:width="2.051cm" svg:height="1.335cm" svg:x="6.825cm" svg:y="14.465cm">
            <draw:text-box>
              <text:p>書式</text:p>
            </draw:text-box>
          </draw:frame>
          <draw:frame draw:style-name="gr10" draw:layer="layout" svg:width="5.925cm" svg:height="1.335cm" svg:x="18.587cm" svg:y="14.465cm">
            <draw:text-box>
              <text:p>文章の意味付け</text:p>
            </draw:text-box>
          </draw:frame>
          <draw:custom-shape draw:style-name="gr11" draw:text-style-name="P1" xml:id="id1" draw:id="id1" draw:layer="layout" svg:width="9.4cm" svg:height="2.549cm" svg:x="3.15cm" svg:y="11.8cm">
            <text:p>フォント：源柔ゴシック</text:p>
            <text:p>色：白色、サイズ：44pt</text:p>
            <draw:enhanced-geometry svg:viewBox="0 0 21600 21600" draw:path-stretchpoint-x="10800" draw:path-stretchpoint-y="10800" draw:text-areas="?f3 ?f4 ?f5 ?f6" draw:type="round-rectangle" draw:modifiers="1889.475145792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xml:id="id2" draw:id="id2" draw:layer="layout" svg:width="6.71cm" svg:height="2.549cm" svg:x="18.194cm" svg:y="11.8cm">
            <text:p>段落スタイル<text:line-break/>役割：タイトル</text:p>
            <draw:enhanced-geometry svg:viewBox="0 0 21600 21600" draw:path-stretchpoint-x="10800" draw:path-stretchpoint-y="10800" draw:text-areas="?f3 ?f4 ?f5 ?f6" draw:type="round-rectangle" draw:modifiers="1889.475145792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9" draw:layer="layout" svg:width="3.601cm" svg:height="1.335cm" svg:x="12.2cm" svg:y="10.465cm">
          <draw:text-box>
            <text:p><text:span text:style-name="T5">スタイル</text:span></text:p>
          </draw:text-box>
        </draw:frame>
        <draw:custom-shape draw:style-name="gr13" draw:text-style-name="P10" draw:layer="layout" svg:width="2.8cm" svg:height="2cm" svg:x="12.6cm" svg:y="15.8cm">
          <text:p/>
          <draw:enhanced-geometry svg:viewBox="0 0 21600 21600" draw:text-areas="?f0 0 ?f2 ?f5" draw:type="down-arrow" draw:modifiers="13147.8260869565 5421.206711888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1" draw:layer="layout" svg:width="8.799cm" svg:height="1.335cm" svg:x="18.6cm" svg:y="18.265cm">
          <draw:text-box>
            <text:p xml:id="id9" text:id="id9">(タイトルだったのか…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文書の意味付けと相互運用性</text:p>
          </draw:text-box>
        </draw:frame>
        <draw:frame presentation:style-name="Default-outline1" draw:layer="layout" svg:width="25.2cm" svg:height="11.2cm" svg:x="1.4cm" svg:y="5cm" presentation:class="outline" presentation:user-transformed="true">
          <draw:text-box>
            <text:list text:style-name="L2">
              <text:list-item>
                <text:p>太字（文字の装飾）だけでは見出しか強調か<text:line-break/>わからない</text:p>
              </text:list-item>
              <text:list-item>
                <text:p>意味付けをすればLibreOfficeやそれ以外で文書を利用する場合に適切な処理が期待できる</text:p>
              </text:list-item>
            </text:list>
          </draw:text-box>
        </draw:frame>
        <draw:frame draw:style-name="gr15" draw:text-style-name="P12" draw:layer="layout" svg:width="4.1cm" svg:height="2.423cm" svg:x="9.5cm" svg:y="15.189cm">
          <draw:text-box>
            <text:p><text:span text:style-name="T6">強調</text:span></text:p>
          </draw:text-box>
        </draw:frame>
        <draw:frame draw:style-name="gr16" draw:text-style-name="P12" draw:layer="layout" svg:width="5.7cm" svg:height="2.423cm" svg:x="13.9cm" svg:y="15.189cm">
          <draw:text-box>
            <text:p><text:span text:style-name="T6">見出し</text:span></text:p>
          </draw:text-box>
        </draw:frame>
        <draw:frame draw:style-name="gr17" draw:text-style-name="P13" draw:layer="layout" svg:width="9.024cm" svg:height="1.335cm" svg:x="9.588cm" svg:y="17.6cm">
          <draw:text-box>
            <text:p><text:span text:style-name="T7">違いを判別で</text:span><text:span text:style-name="T7">きますか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5cm" svg:x="1.4cm" svg:y="0.837cm" presentation:class="title" presentation:user-transformed="true">
          <draw:text-box>
            <text:p>互換性と相互運用性</text:p>
          </draw:text-box>
        </draw:frame>
        <draw:frame presentation:style-name="pr5" draw:layer="layout" svg:width="25.2cm" svg:height="4.4cm" svg:x="1.4cm" svg:y="5cm" presentation:class="outline" presentation:user-transformed="true">
          <draw:text-box>
            <text:list text:style-name="L2">
              <text:list-item>
                <text:p>互換性：違いを考慮<text:span text:style-name="T8">せず</text:span>に利用できる</text:p>
              </text:list-item>
              <text:list-item>
                <text:p>相互運用性：違いを考慮<text:span text:style-name="T8">して</text:span>利用できる</text:p>
              </text:list-item>
            </text:list>
          </draw:text-box>
        </draw:frame>
        <draw:custom-shape draw:style-name="gr18" draw:text-style-name="P14" draw:layer="layout" svg:width="4cm" svg:height="4cm" svg:x="2.5cm" svg:y="10.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9" draw:text-style-name="P15" draw:layer="layout" svg:width="4cm" svg:height="4cm" svg:x="2.5cm" svg:y="15.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g>
          <draw:custom-shape draw:style-name="gr20" draw:text-style-name="P5" draw:layer="layout" svg:width="5cm" svg:height="5cm" svg:x="10cm" svg:y="12.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6" draw:layer="layout" svg:width="4cm" svg:height="4cm" svg:x="10.5cm" svg:y="13.2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custom-shape draw:style-name="gr22" draw:text-style-name="P5" draw:layer="layout" svg:width="2.2cm" svg:height="1.2cm" svg:x="7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" draw:layer="layout" svg:width="0.4cm" svg:height="0.2cm" svg:x="29.8cm" svg:y="1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7" draw:layer="layout" svg:width="3.2cm" svg:height="3cm" svg:x="23.8cm" svg:y="13.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5" draw:text-style-name="P13" draw:layer="layout" svg:width="9.798cm" svg:height="1.335cm" svg:x="1.4cm" svg:y="19.45cm">
          <draw:text-box>
            <text:p><text:span text:style-name="T7">互換性（その</text:span><text:span text:style-name="T7">まま使える）</text:span></text:p>
          </draw:text-box>
        </draw:frame>
        <draw:frame draw:style-name="gr26" draw:text-style-name="P13" draw:layer="layout" svg:width="12.123cm" svg:height="1.335cm" svg:x="15.3cm" svg:y="19.55cm">
          <draw:text-box>
            <text:p><text:span text:style-name="T7">相互運用性</text:span><text:span text:style-name="T7">（考慮すると</text:span><text:span text:style-name="T7">使える）</text:span></text:p>
          </draw:text-box>
        </draw:frame>
        <draw:g>
          <draw:custom-shape draw:style-name="gr27" draw:text-style-name="P18" draw:layer="layout" svg:width="4cm" svg:height="4cm" svg:x="18cm" svg:y="13.2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28" draw:text-style-name="P16" draw:layer="layout" svg:width="3.2cm" svg:height="3cm" svg:x="18.4cm" svg:y="13.9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custom-shape draw:style-name="gr23" draw:text-style-name="P5" draw:layer="layout" svg:width="1.2cm" svg:height="1.2cm" svg:x="22.2cm" svg:y="14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0.6411323896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2.2cm" svg:height="1.4cm" svg:x="15.4cm" svg:y="14.5cm">
          <text:p/>
          <draw:enhanced-geometry svg:viewBox="0 0 21600 21600" draw:text-areas="?f7 ?f0 21600 ?f2" draw:type="left-arrow" draw:modifiers="7271.96728759655 5396.1456102783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9" draw:layer="layout" svg:width="10.573cm" svg:height="1.335cm" svg:x="16.394cm" svg:y="11.865cm">
          <draw:text-box>
            <text:p><text:span text:style-name="T9">スタイルを</text:span><text:span text:style-name="T9">使って差を埋</text:span><text:span text:style-name="T9">め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の種類</text:p>
          </draw:text-box>
        </draw:frame>
        <draw:frame draw:style-name="standard" draw:layer="layout" svg:width="25.199cm" svg:height="13.648cm" svg:x="1.4cm" svg:y="5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10">管理部分</text:span></text:p>
              </table:table-cell>
              <table:table-cell>
                <text:p text:style-name="P5"><text:span text:style-name="T11">Writer</text:span></text:p>
              </table:table-cell>
              <table:table-cell>
                <text:p text:style-name="P5"><text:span text:style-name="T11">Calc</text:span></text:p>
              </table:table-cell>
              <table:table-cell>
                <text:p text:style-name="P5"><text:span text:style-name="T11">Draw</text:span></text:p>
              </table:table-cell>
              <table:table-cell>
                <text:p text:style-name="P5"><text:span text:style-name="T11">Impress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2">段落</text:span></text:p>
              </table:table-cell>
              <table:table-cell>
                <text:p text:style-name="P5"><text:span text:style-name="T12">●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table-cell table:style-name="ce5">
                <text:p><text:span text:style-name="T12">文字</text:span></text:p>
              </table:table-cell>
              <table:table-cell>
                <text:p text:style-name="P5"><text:span text:style-name="T12">●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table-cell table:style-name="ce5">
                <text:p><text:span text:style-name="T12">枠（図）</text:span></text:p>
              </table:table-cell>
              <table:table-cell>
                <text:p text:style-name="P5"><text:span text:style-name="T12">●</text:span></text:p>
              </table:table-cell>
              <table:table-cell/>
              <table:table-cell table:style-name="ce7">
                <text:p text:style-name="P5"><text:span text:style-name="T13">*1</text:span></text:p>
              </table:table-cell>
              <table:table-cell>
                <text:p text:style-name="P5"><text:span text:style-name="T12">*1</text:span></text:p>
              </table:table-cell>
            </table:table-row>
            <table:table-row table:style-name="ro2" table:default-cell-style-name="ce6">
              <table:table-cell table:style-name="ce5">
                <text:p><text:span text:style-name="T12">ページ</text:span></text:p>
              </table:table-cell>
              <table:table-cell>
                <text:p text:style-name="P5"><text:span text:style-name="T12">●</text:span></text:p>
              </table:table-cell>
              <table:table-cell>
                <text:p text:style-name="P5"><text:span text:style-name="T12">●</text:span></text:p>
              </table:table-cell>
              <table:table-cell/>
              <table:table-cell/>
            </table:table-row>
            <table:table-row table:style-name="ro2" table:default-cell-style-name="ce6">
              <table:table-cell table:style-name="ce5">
                <text:p><text:span text:style-name="T12">リスト</text:span></text:p>
              </table:table-cell>
              <table:table-cell>
                <text:p text:style-name="P5"><text:span text:style-name="T12">●</text:span></text:p>
              </table:table-cell>
              <table:table-cell/>
              <table:table-cell/>
              <table:table-cell/>
            </table:table-row>
            <table:table-row table:style-name="ro2" table:default-cell-style-name="ce9">
              <table:table-cell table:style-name="ce8">
                <text:p><text:span text:style-name="T12">表</text:span></text:p>
              </table:table-cell>
              <table:table-cell>
                <text:p text:style-name="P5"><text:span text:style-name="T12">　●</text:span><text:span text:style-name="T12">*2</text:span></text:p>
              </table:table-cell>
              <table:table-cell>
                <text:p text:style-name="P5"><text:span text:style-name="T12">*2</text:span></text:p>
              </table:table-cell>
              <table:table-cell/>
              <table:table-cell/>
            </table:table-row>
            <table:table-row table:style-name="ro2" table:default-cell-style-name="ce11">
              <table:table-cell table:style-name="ce10">
                <text:p><text:span text:style-name="T12">セル</text:span></text:p>
              </table:table-cell>
              <table:table-cell/>
              <table:table-cell>
                <text:p text:style-name="P5"><text:span text:style-name="T12">●</text:span>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><text:span text:style-name="T12">描画</text:span></text:p>
              </table:table-cell>
              <table:table-cell/>
              <table:table-cell/>
              <table:table-cell>
                <text:p text:style-name="P5"><text:span text:style-name="T12">●</text:span></text:p>
              </table:table-cell>
              <table:table-cell>
                <text:p text:style-name="P5"><text:span text:style-name="T12">●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4">プレゼンテーション</text:span></text:p>
              </table:table-cell>
              <table:table-cell/>
              <table:table-cell/>
              <table:table-cell>
                <text:p text:style-name="P5"><text:span text:style-name="T12">●</text:span></text:p>
              </table:table-cell>
              <table:table-cell>
                <text:p text:style-name="P5"><text:span text:style-name="T12">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1" draw:text-style-name="P20" draw:layer="layout" svg:width="22.108cm" svg:height="3.209cm" svg:x="2.946cm" svg:y="19.03cm">
          <draw:text-box>
            <text:p><text:span text:style-name="T15">*1</text:span><text:span text:style-name="T15">：</text:span><text:span text:style-name="T15">Draw/Impress</text:span><text:span text:style-name="T15">は描画スタイルに枠</text:span><text:span text:style-name="T15">スタイルが含まれる</text:span></text:p>
            <text:p><text:span text:style-name="T15">*2</text:span><text:span text:style-name="T15">：</text:span><text:span text:style-name="T15">Writer/Calc</text:span><text:span text:style-name="T15">の</text:span><text:span text:style-name="T15">表はオートフォー</text:span><text:span text:style-name="T15">マットとして提供</text:span><text:span text:style-name="T15">（</text:span><text:span text:style-name="T15">5.3</text:span><text:span text:style-name="T15">より</text:span><text:span text:style-name="T15">Writer</text:span><text:span text:style-name="T15">は</text:span><text:span text:style-name="T15">スタイル）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" presentation:presentation-page-layout-name="AL3T19">
        <office:forms form:automatic-focus="false" form:apply-design-mode="false"/>
        <draw:frame presentation:style-name="pr8" draw:layer="layout" svg:width="25.199cm" svg:height="3.505cm" svg:x="1.401cm" svg:y="8.895cm" presentation:class="title">
          <draw:text-box>
            <text:p>スタイルを使うには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" presentation:presentation-page-layout-name="AL3T19">
        <office:forms form:automatic-focus="false" form:apply-design-mode="false"/>
        <draw:frame presentation:style-name="pr11" draw:layer="layout" svg:width="25.199cm" svg:height="3.505cm" svg:x="1.401cm" svg:y="8.895cm" presentation:class="title" presentation:user-transformed="true">
          <draw:text-box>
            <text:p>まずはグループ化と継承を覚えよう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はグループに分けること</text:p>
          </draw:text-box>
        </draw:frame>
        <draw:g>
          <draw:frame draw:style-name="gr32" draw:text-style-name="P3" draw:layer="layout" svg:width="17.4cm" svg:height="11.899cm" svg:x="5.3cm" svg:y="9.1cm">
            <draw:image xlink:href="Pictures/10000201000002FE00000268F867C9D5166E149B.png" xlink:type="simple" xlink:show="embed" xlink:actuate="onLoad">
              <text:p/>
            </draw:image>
          </draw:frame>
          <draw:frame draw:style-name="gr33" draw:text-style-name="P21" draw:layer="layout" svg:width="2.051cm" svg:height="1.335cm" svg:x="12.7cm" svg:y="14.294cm">
            <draw:text-box>
              <text:p><text:span text:style-name="T2">本文</text:span></text:p>
            </draw:text-box>
          </draw:frame>
          <draw:frame draw:style-name="gr12" draw:text-style-name="P22" draw:layer="layout" svg:width="3.601cm" svg:height="1.335cm" svg:x="6.999cm" svg:y="11.794cm">
            <draw:text-box>
              <text:p><text:span text:style-name="T2">タイトル</text:span></text:p>
            </draw:text-box>
          </draw:frame>
          <draw:frame draw:style-name="gr34" draw:text-style-name="P22" draw:layer="layout" svg:width="2.826cm" svg:height="1.335cm" svg:x="11.074cm" svg:y="17.159cm">
            <draw:text-box>
              <text:p><text:span text:style-name="T2">記書き</text:span></text:p>
            </draw:text-box>
          </draw:frame>
          <draw:frame draw:style-name="gr12" draw:text-style-name="P22" draw:layer="layout" svg:width="3.601cm" svg:height="1.335cm" svg:x="15.699cm" svg:y="18.659cm">
            <draw:text-box>
              <text:p><text:span text:style-name="T2">箇条書き</text:span></text:p>
            </draw:text-box>
          </draw:frame>
          <draw:frame draw:style-name="gr35" draw:text-style-name="P22" draw:layer="layout" svg:width="2.051cm" svg:height="1.335cm" svg:x="5.849cm" svg:y="9.259cm">
            <draw:text-box>
              <text:p><text:span text:style-name="T2">宛先</text:span></text:p>
            </draw:text-box>
          </draw:frame>
          <draw:frame draw:style-name="gr34" draw:text-style-name="P22" draw:layer="layout" svg:width="2.826cm" svg:height="1.335cm" svg:x="14.474cm" svg:y="10.559cm">
            <draw:text-box>
              <text:p><text:span text:style-name="T2">差出人</text:span></text:p>
            </draw:text-box>
          </draw:frame>
          <draw:frame draw:style-name="gr35" draw:text-style-name="P22" draw:layer="layout" svg:width="2.051cm" svg:height="1.335cm" svg:x="16.6cm" svg:y="9.294cm">
            <draw:text-box>
              <text:p><text:span text:style-name="T2">日付</text:span></text:p>
            </draw:text-box>
          </draw:frame>
        </draw:g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スタイルの適用はグループに分けることと同じ</text:p>
                <text:list>
                  <text:list-header>
                    <text:p text:style-name="P23">→グループ（スタイル）に対して書式を設定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の書式は継承される</text:p>
          </draw:text-box>
        </draw:frame>
        <draw:frame presentation:style-name="pr5" draw:layer="layout" svg:width="25.2cm" svg:height="5.8cm" svg:x="1.4cm" svg:y="5cm" presentation:class="outline" presentation:user-transformed="true">
          <draw:text-box>
            <text:list text:style-name="L2">
              <text:list-item>
                <text:p>段落スタイルは上流から下流へ継承される</text:p>
                <text:list>
                  <text:list-item>
                    <text:p text:style-name="P24">上流の書式は下流に引き継がれる</text:p>
                  </text:list-item>
                  <text:list-item>
                    <text:p text:style-name="P25">下流の書式は<text:span text:style-name="T16">上流には</text:span><text:span text:style-name="T8">影響しない</text:span></text:p>
                  </text:list-item>
                </text:list>
              </text:list-item>
            </text:list>
          </draw:text-box>
        </draw:frame>
        <draw:frame draw:style-name="gr36" xml:id="id3" draw:id="id3" draw:layer="layout" svg:width="5.582cm" svg:height="1.432cm" svg:x="2.684cm" svg:y="11.265cm">
          <draw:text-box>
            <text:p>標準スタイル</text:p>
          </draw:text-box>
        </draw:frame>
        <draw:frame draw:style-name="gr37" xml:id="id4" draw:id="id4" draw:layer="layout" svg:width="3.042cm" svg:height="1.432cm" svg:x="6.565cm" svg:y="12.9cm">
          <draw:text-box>
            <text:p>見出し</text:p>
          </draw:text-box>
        </draw:frame>
        <draw:frame draw:style-name="gr38" xml:id="id6" draw:id="id6" draw:layer="layout" svg:width="3.889cm" svg:height="1.432cm" svg:x="9.611cm" svg:y="14.9cm">
          <draw:text-box>
            <text:p>見出し１</text:p>
          </draw:text-box>
        </draw:frame>
        <draw:frame draw:style-name="gr38" xml:id="id7" draw:id="id7" draw:layer="layout" svg:width="3.889cm" svg:height="1.432cm" svg:x="9.611cm" svg:y="16.8cm">
          <draw:text-box>
            <text:p>見出し２</text:p>
          </draw:text-box>
        </draw:frame>
        <draw:frame draw:style-name="gr39" xml:id="id5" draw:id="id5" draw:layer="layout" svg:width="2.195cm" svg:height="1.432cm" svg:x="6.465cm" svg:y="18.1cm">
          <draw:text-box>
            <text:p>本文</text:p>
          </draw:text-box>
        </draw:frame>
        <draw:connector draw:style-name="gr40" draw:text-style-name="P5" draw:layer="layout" svg:x1="5.475cm" svg:y1="12.697cm" svg:x2="6.565cm" svg:y2="13.616cm" draw:start-shape="id3" draw:start-glue-point="2" draw:end-shape="id4" draw:end-glue-point="3" svg:d="M5475 12697v919h1090" svg:viewBox="0 0 1091 920">
          <text:p/>
        </draw:connector>
        <draw:connector draw:style-name="gr40" draw:text-style-name="P5" draw:layer="layout" svg:x1="5.475cm" svg:y1="12.697cm" svg:x2="6.465cm" svg:y2="18.816cm" draw:start-shape="id3" draw:start-glue-point="2" draw:end-shape="id5" draw:end-glue-point="3" svg:d="M5475 12697v6119h990" svg:viewBox="0 0 991 6120">
          <text:p/>
        </draw:connector>
        <draw:connector draw:style-name="gr40" draw:text-style-name="P5" draw:layer="layout" svg:x1="8.086cm" svg:y1="14.332cm" svg:x2="9.611cm" svg:y2="15.616cm" draw:start-shape="id4" draw:start-glue-point="2" draw:end-shape="id6" svg:d="M8086 14332v1284h1525" svg:viewBox="0 0 1526 1285">
          <text:p/>
        </draw:connector>
        <draw:connector draw:style-name="gr40" draw:text-style-name="P5" draw:layer="layout" svg:x1="8.086cm" svg:y1="14.332cm" svg:x2="9.611cm" svg:y2="17.516cm" draw:start-shape="id4" draw:start-glue-point="2" draw:end-shape="id7" draw:end-glue-point="3" svg:d="M8086 14332v3184h1525" svg:viewBox="0 0 1526 3185">
          <text:p/>
        </draw:connector>
        <draw:frame draw:style-name="gr41" draw:text-style-name="P11" draw:layer="layout" svg:width="12.897cm" svg:height="2.419cm" svg:x="13.952cm" svg:y="15.5cm">
          <draw:text-box>
            <text:p>上流の「見出し」に設定した色が</text:p>
            <text:p>下流の見出し１，２にも設定される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で気をつけること</text:p>
          </draw:text-box>
        </draw:frame>
        <draw:frame presentation:style-name="pr5" draw:layer="layout" svg:width="25.2cm" svg:height="13cm" svg:x="1.4cm" svg:y="5cm" presentation:class="outline">
          <draw:text-box>
            <text:list text:style-name="L2">
              <text:list-item>
                <text:p>スタイルがなければ作る</text:p>
              </text:list-item>
              <text:list-item>
                <text:p>「標準スタイル」は残さない</text:p>
              </text:list-item>
              <text:list-item>
                <text:p>2回以上繰り返す書式はスタイルにする</text:p>
              </text:list-item>
              <text:list-item>
                <text:p>文中で書式を変更するには文字スタイル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" presentation:presentation-page-layout-name="AL3T19">
        <office:forms form:automatic-focus="false" form:apply-design-mode="false"/>
        <draw:frame presentation:style-name="pr8" draw:layer="layout" svg:width="25.199cm" svg:height="3.505cm" svg:x="1.401cm" svg:y="8.895cm" presentation:class="title">
          <draw:text-box>
            <text:p>では始めましょう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JP Regular" svg:font-family="'Noto Sans JP Regular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dff2d8" draw:marker-start-width="0.35cm" draw:marker-start-center="false" draw:marker-end-width="0.35cm" draw:marker-end-center="false" draw:fill="solid" draw:fill-color="#dff2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22pt" fo:font-style="normal" fo:text-shadow="none" style:text-underline-style="none" fo:font-weight="normal" style:letter-kerning="true" style:font-name-asian="源柔ゴシック Medium" style:font-family-asian="'源柔ゴシック Medium'" style:font-style-name-asian="標準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cm" svg:stroke-color="#dff2d8" draw:marker-start="Arrow" draw:marker-start-width="0.63cm" draw:marker-start-center="true" draw:marker-end-width="0.23cm" draw:fill="solid" draw:fill-color="#dff2d8"/>
    </style:style>
    <style:style style:name="objectwithshadow" style:family="graphic" style:parent-style-name="standard">
      <style:graphic-properties draw:fill="solid" draw:fill-color="#dff2d8" draw:shadow="visible" draw:shadow-offset-x="0.2cm" draw:shadow-offset-y="0.2cm" draw:shadow-color="#ecf0f1"/>
    </style:style>
    <style:style style:name="objectwithoutfill" style:family="graphic" style:parent-style-name="standard">
      <style:graphic-properties svg:stroke-width="0.1cm" svg:stroke-color="#dff2d8" draw:marker-start-width="0.35cm" draw:marker-end-width="0.3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dff2d8" draw:fill="none" draw:fill-gradient-name="Gradient_20_2" draw:fill-hatch-name="Hatching_20_91" draw:fill-image-name="Bitmap_20_1"/>
      <style:text-properties fo:color="#ffffff" fo:font-weight="normal" style:font-weight-asian="normal"/>
    </style:style>
    <style:style style:name="textbody" style:family="graphic" style:parent-style-name="standard">
      <style:graphic-properties draw:stroke="none" draw:fill="none"/>
      <style:text-properties style:font-name="源柔ゴシック Medium" fo:font-family="'源柔ゴシック Medium'" style:font-style-name="標準" style:font-pitch="variable" fo:font-size="22pt" fo:font-weight="normal" style:font-name-asian="源柔ゴシック Medium" style:font-family-asian="'源柔ゴシック Medium'" style:font-style-name-asian="標準" style:font-pitch-asian="variable" style:font-weight-asian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  <style:text-properties style:font-name="源柔ゴシック Normal" fo:font-family="'源柔ゴシック Normal'" style:font-style-name="Normal" style:font-pitch="variable" fo:font-weight="250" style:font-name-asian="源柔ゴシック Normal" style:font-family-asian="'源柔ゴシック Normal'" style:font-style-name-asian="Normal" style:font-pitch-asian="variable" style:font-weight-asian="250"/>
    </style:style>
    <style:style style:name="title" style:family="graphic" style:parent-style-name="standard">
      <style:graphic-properties draw:stroke="none" draw:fill="none"/>
      <style:text-properties style:font-name="源柔ゴシック Bold" fo:font-family="'源柔ゴシック Bold'" style:font-style-name="太字" style:font-pitch="variable" fo:font-size="44pt" fo:font-weight="bold" style:font-name-asian="源柔ゴシック Bold" style:font-family-asian="'源柔ゴシック Bold'" style:font-style-name-asian="太字" style:font-pitch-asian="variable" style:font-size-asian="44pt" style:font-weight-asian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style:font-name="源柔ゴシック Bold" fo:font-family="'源柔ゴシック Bold'" style:font-style-name="太字" style:font-pitch="variable" fo:font-size="24pt" fo:font-weight="bold" style:font-name-asian="源柔ゴシック Bold" style:font-family-asian="'源柔ゴシック Bold'" style:font-style-name-asian="太字" style:font-pitch-asian="variable" style:font-size-asian="24pt" style:font-weight-asian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源柔ゴシック Bold" fo:font-family="'源柔ゴシック Bold'" style:font-style-name="太字" style:font-pitch="variable" fo:font-size="36pt" fo:font-weight="bold" style:font-name-asian="源柔ゴシック Bold" style:font-family-asian="'源柔ゴシック Bold'" style:font-style-name-asian="太字" style:font-pitch-asian="variable" style:font-size-asian="36pt" style:font-weight-asian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normal" style:font-size-asian="18pt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lor" style:family="graphic" style:parent-style-name="standard">
      <style:graphic-properties draw:stroke="none" svg:stroke-color="#dff2d8" draw:fill="solid" draw:fill-color="#dff2d8" fo:wrap-option="wrap"/>
      <style:paragraph-properties>
        <style:tab-stops/>
      </style:paragraph-properties>
    </style:style>
    <style:style style:name="Color1" style:family="graphic" style:parent-style-name="Color">
      <style:graphic-properties draw:fill="solid" draw:fill-color="#dff2d8"/>
      <style:text-properties fo:color="#7a6263"/>
    </style:style>
    <style:style style:name="Color2" style:family="graphic" style:parent-style-name="Color">
      <style:graphic-properties svg:stroke-color="#dff2d8" draw:fill="solid" draw:fill-color="#c6dea6"/>
      <style:text-properties fo:color="#7a6263"/>
    </style:style>
    <style:style style:name="Color3" style:family="graphic" style:parent-style-name="Color">
      <style:graphic-properties svg:stroke-color="#dff2d8" draw:fill="solid" draw:fill-color="#1abdc3"/>
    </style:style>
    <style:style style:name="Color4" style:family="graphic" style:parent-style-name="Color">
      <style:graphic-properties draw:fill="solid" draw:fill-color="#7a6263"/>
      <style:text-properties fo:color="#dff2d8"/>
    </style:style>
    <style:style style:name="Color5" style:family="graphic" style:parent-style-name="Color">
      <style:graphic-properties draw:fill="solid" draw:fill-color="#ced097"/>
    </style:style>
    <style:style style:name="本文Color1" style:family="graphic" style:parent-style-name="textbody">
      <style:graphic-properties svg:stroke-color="#dff2d8" draw:fill="none"/>
      <style:text-properties fo:color="#7a6263"/>
    </style:style>
    <style:style style:name="見出し枠" style:family="graphic" style:parent-style-name="headline">
      <style:graphic-properties svg:stroke-color="#dff2d8" draw:fill="none" draw:fill-gradient-name="Gradient_20_3" draw:fill-hatch-name="Hatching_20_91" draw:fill-image-name="Bitmap_20_1"/>
      <style:paragraph-properties>
        <style:tab-stops/>
      </style:paragraph-properties>
      <style:text-properties fo:color="#7a6263" style:text-underline-style="none" fo:font-weight="normal" fo:background-color="#f1c40f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1abdc3"/>
      <style:text-properties style:letter-kerning="true"/>
    </style:style>
    <style:style style:name="Default-backgroundobjects" style:family="presentation">
      <style:graphic-properties svg:stroke-color="#dff2d8" draw:fill="solid" draw:fill-color="#dff2d8"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="none"/>
      <style:paragraph-properties fo:margin-left="0cm" fo:margin-right="0cm" fo:margin-top="0.533cm" fo:margin-bottom="0cm" fo:text-indent="0cm"/>
      <style:text-properties style:font-name="源柔ゴシック Medium" fo:font-family="'源柔ゴシック Medium'" style:font-style-name="標準" style:font-pitch="variable" fo:font-size="28pt" fo:font-weight="normal" style:font-name-asian="源柔ゴシック Medium" style:font-family-asian="'源柔ゴシック Medium'" style:font-style-name-asian="標準" style:font-pitch-asian="variable" style:font-size-asian="28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1abdc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center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abdc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-title">
      <style:graphic-properties draw:auto-grow-height="false" fo:min-height="2.63cm"/>
    </style:style>
    <style:style style:name="Mpr7" style:family="presentation" style:parent-style-name="Title-outline1">
      <style:graphic-properties fo:min-height="9.135cm"/>
    </style:style>
    <style:style style:name="Mpr8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源柔ゴシック Heavy" fo:font-size="26pt" fo:font-weight="900" style:font-name-asian="源柔ゴシック Heavy" style:font-size-asian="26pt" style:font-weight-asian="900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Mpr2" draw:layer="backgroundobjects" svg:width="25.2cm" svg:height="13cm" svg:x="1.4cm" svg:y="5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Mpr6" draw:layer="backgroundobjects" svg:width="25.199cm" svg:height="3.505cm" svg:x="1.401cm" svg:y="8.895cm" presentation:class="title">
        <draw:text-box>
          <text:p>タイトルテキストの書式を編集するにはクリックします。</text:p>
        </draw:text-box>
      </draw:frame>
      <draw:frame presentation:style-name="Mpr7" draw:layer="backgroundobjects" svg:width="25.2cm" svg:height="5.5cm" svg:x="1.4cm" svg:y="13.1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1:10:01.718425004</meta:creation-date>
    <meta:editing-duration>P1DT6H36M29S</meta:editing-duration>
    <meta:editing-cycles>452</meta:editing-cycles>
    <meta:generator>LibreOffice/6.0.3.2$Linux_X86_64 LibreOffice_project/8f48d515416608e3a835360314dac7e47fd0b821</meta:generator>
    <dc:date>2018-05-11T08:35:55.861026663</dc:date>
    <meta:document-statistic meta:object-count="146"/>
  </office:meta>
</office:document-meta>
</file>